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bulleted list with structure, font Times new roman </text:p>
      <text:list xml:id="list2049817220506828436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</text:list>
      <text:p text:style-name="Standard">Basic bulleted list with structure, font Times new ro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4T18:25:05</dc:date>
    <meta:generator>OpenOffice.org/3.4.1$Unix OpenOffice.org_project/341m1$Build-9593</meta:generator>
    <meta:editing-duration>PT1M54S</meta:editing-duration>
    <meta:editing-cycles>4</meta:editing-cycles>
    <meta:document-statistic meta:table-count="0" meta:image-count="0" meta:object-count="0" meta:page-count="1" meta:paragraph-count="19" meta:word-count="76" meta:character-count="288"/>
  </office:meta>
</office:document-meta>
</file>